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Liberation Sans" fo:font-size="10pt" style:font-size-asian="10pt" style:font-size-complex="10pt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Liberation Sans" fo:font-size="10pt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 style:list-style-name="L3">
      <style:paragraph-properties fo:text-align="start" style:justify-single-word="fals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o de Casos de Uso</text:p>
      <text:p text:style-name="P2"/>
      <text:p text:style-name="P4">CdU: Inscripción de Jugadores en el Sistema</text:p>
      <text:p text:style-name="P3"><text:span text:style-name="T1">Objetivo</text:span>: la inscripción de jugadores en el sistema.</text:p>
      <text:p text:style-name="P3"><text:span text:style-name="T1">Actor</text:span>: Jugador.</text:p>
      <text:p text:style-name="P3"><text:span text:style-name="T1">Pre-condiciones</text:span>: el Jugador no se encuentra cargado con anterioridad en el sistema, el Jugador recibió la invitación personal de un Organizador o Capitán.</text:p>
      <text:p text:style-name="P3"><text:span text:style-name="T1">Escenario principal</text:span>:</text:p>
      <text:list xml:id="list5955906131" text:style-name="L1">
        <text:list-item>
          <text:list>
            <text:list-item>
              <text:list>
                <text:list-item>
                  <text:p text:style-name="P5">Este caso de uso comienza cuando el Jugador recibe una invitación para inscribirse en el sistema.</text:p>
                </text:list-item>
                <text:list-item>
                  <text:p text:style-name="P5">El Jugador inicia una inscripción.</text:p>
                </text:list-item>
                <text:list-item>
                  <text:p text:style-name="P5">El Sistema crea una nueva inscripción.</text:p>
                </text:list-item>
                <text:list-item>
                  <text:p text:style-name="P5">El Jugador ingresa sus datos (personales) en el sistema.</text:p>
                </text:list-item>
                <text:list-item>
                  <text:p text:style-name="P5">El Sistema captura los datos.</text:p>
                </text:list-item>
              </text:list>
            </text:list-item>
          </text:list>
        </text:list-item>
      </text:list>
      <text:p text:style-name="P3"><text:span text:style-name="T1">Pos-condiciones</text:span>: el Sistema captura los datos del jugador.</text:p>
      <text:p text:style-name="P3"/>
      <text:p text:style-name="P4">CdU: Creación de Equipos</text:p>
      <text:p text:style-name="P3"><text:span text:style-name="T1">Objetivo</text:span>: la creación de equipos.</text:p>
      <text:p text:style-name="P3"><text:span text:style-name="T1">Actor</text:span>: Capitán.</text:p>
      <text:p text:style-name="P3"><text:span text:style-name="T1">Pre-condiciones</text:span>: el Capitán no pertenece a un Equipo.</text:p>
      <text:p text:style-name="P4">Escenario principal:</text:p>
      <text:list xml:id="list1766172734" text:continue-list="list5955906131" text:style-name="L1">
        <text:list-item>
          <text:list>
            <text:list-item>
              <text:list>
                <text:list-item text:start-value="1">
                  <text:p text:style-name="P5">Este caso de uso comienza cuando el Capitán recibe una notificación para crear un Equipo.</text:p>
                </text:list-item>
                <text:list-item>
                  <text:p text:style-name="P5">El Capitán ingresa los datos del equipo.</text:p>
                </text:list-item>
                <text:list-item>
                  <text:p text:style-name="P5">El Sistema capta los datos, <text:bookmark-start text:name="__DdeLink__148_1383154145"/>genera la cantidad de cupos disponibles (8 – 1 por el capitán) y agrega al Capitán al Equipo.<text:bookmark-end text:name="__DdeLink__148_1383154145"/></text:p>
                </text:list-item>
              </text:list>
            </text:list-item>
          </text:list>
        </text:list-item>
      </text:list>
      <text:p text:style-name="P3"><text:span text:style-name="T1">Pos-condiciones</text:span>: el Sistema captura los datos del Equipo, genera la cantidad de cupos disponibles (8 – 1 por el capitán) y agrega al Capitán al Equipo.</text:p>
      <text:p text:style-name="P3"/>
      <text:p text:style-name="P4">CdU: Invitar un Jugador a un Equipo</text:p>
      <text:p text:style-name="P4">Objetivo: <text:span text:style-name="T2">los Capitanes envían invitaciones a un Jugador para que este se una a su Equipo.</text:span></text:p>
      <text:p text:style-name="P4">Actor: <text:span text:style-name="T2">Capitán.</text:span></text:p>
      <text:p text:style-name="P4">Pre-condiciones: <text:span text:style-name="T2">el Jugador invitado no pertenece a ningún Equipo, el Jugador esta inscripto en el Sistema, el Equipo del Capitán tiene cupos disponibles.</text:span></text:p>
      <text:p text:style-name="P4">Escenario principal:</text:p>
      <text:list xml:id="list513773698" text:style-name="L3">
        <text:list-item>
          <text:p text:style-name="P8">Este CdU comienza cuando el Capitán desea invitar Jugadores a su Equipo.</text:p>
        </text:list-item>
        <text:list-item>
          <text:p text:style-name="P8">El Capitán ingresa el Nombre y Apellido del Jugador que desea invitar.</text:p>
        </text:list-item>
        <text:list-item>
          <text:p text:style-name="P8">El Sistema capta el dato y envía una notificación al Jugador.</text:p>
        </text:list-item>
      </text:list>
      <text:p text:style-name="P4">Pos-condiciones: <text:span text:style-name="T2">el Sistema envía las notificaciones al Jugador.</text:span></text:p>
      <text:p text:style-name="P4"/>
      <text:p text:style-name="P4">CdU- Creación de campeonatos</text:p>
      <text:p text:style-name="P3"><text:span text:style-name="T1">Objetivo</text:span>: crear un campeonato con equipos.</text:p>
      <text:p text:style-name="P3"><text:span text:style-name="T1">Actor</text:span>: Organizador</text:p>
      <text:p text:style-name="P3"><text:span text:style-name="T1">Pre-condiciones</text:span>: ~</text:p>
      <text:p text:style-name="P3"><text:span text:style-name="T1">Escenario principal</text:span>:</text:p>
      <text:list xml:id="list1972182029" text:style-name="L2">
        <text:list-item>
          <text:p text:style-name="P6">Este CdU comienza cuando el organizador desea crear un campeonato.</text:p>
        </text:list-item>
        <text:list-item>
          <text:p text:style-name="P6">El Organizador ingresa el nombre del campeonato y el email de los Capitanes que pueden participar del Campeonato.</text:p>
        </text:list-item>
        <text:list-item>
          <text:p text:style-name="P6">El Sistema capta los datos y enviá notificaciones a todos los Capitanes.</text:p>
        </text:list-item>
        <text:list-item>
          <text:p text:style-name="P6">Los Capitanes confirman la notificación y cargan sus equipos.</text:p>
        </text:list-item>
        <text:list-item>
          <text:p text:style-name="P6">El Sistema captura los Equipos, genera los grupos y las fechas de los partidos.</text:p>
        </text:list-item>
        <text:list-item>
          <text:p text:style-name="P6">El Sistema notifica del campeonato a los Capitanes de los equipos participantes.</text:p>
        </text:list-item>
      </text:list>
      <text:p text:style-name="P3"><text:span text:style-name="T1">Pos-condiciones</text:span>: el Sistema captura los datos del campeonato y los partidos generados. El Sistema notifica a los Capitanes de los equipos participantes.</text:p>
      <text:p text:style-name="P3"/>
      <text:p text:style-name="P4">CdU- Mercado de Pases</text:p>
      <text:p text:style-name="P3"><text:span text:style-name="T1">Objetivo</text:span>: cambiar el equipo de ciertos jugadores.</text:p>
      <text:p text:style-name="P3"><text:span text:style-name="T1">Actor</text:span>: Organizador, Administrador</text:p>
      <text:p text:style-name="P3"><text:span text:style-name="T1">Pre-condiciones</text:span>: el equipo receptor debe contener cupos habilitados.</text:p>
      <text:p text:style-name="P3"><text:span text:style-name="T1">Escenario principal</text:span>:</text:p>
      <text:list xml:id="list1224327531" text:continue-list="list1972182029" text:style-name="L2">
        <text:list-item text:start-value="1">
          <text:p text:style-name="P6">Este CdU comienza cuando el Organizador quiere hacer un pase.</text:p>
        </text:list-item>
        <text:list-item>
          <text:p text:style-name="P6">El Organizador selecciona al Jugador y el Equipo receptor.</text:p>
        </text:list-item>
        <text:list-item>
          <text:p text:style-name="P6">El Sistema capta los datos.</text:p>
        </text:list-item>
        <text:list-item>
          <text:p text:style-name="P6">El Sistema aumenta el numero de cupos disponibles del equipo actual del jugador, quita al <text:soft-page-break/>Jugador del Equipo actual y lo agrega al Equipo receptor.</text:p>
        </text:list-item>
        <text:list-item>
          <text:p text:style-name="P6">El Sistema guarda los datos. </text:p>
        </text:list-item>
      </text:list>
      <text:p text:style-name="P3"><text:span text:style-name="T1">Pos-condiciones</text:span>: el Sistema guarda los nuevos datos del Jugad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zequiel Lichardi</meta:initial-creator>
    <meta:creation-date>2012-05-19T11:37:15</meta:creation-date>
    <dc:date>2012-08-23T11:29:47</dc:date>
    <dc:creator>Ezequiel Lichardi</dc:creator>
    <meta:editing-duration>PT12H46M26S</meta:editing-duration>
    <meta:editing-cycles>23</meta:editing-cycles>
    <meta:generator>LibreOffice/3.5$Linux_X86_64 LibreOffice_project/350m1$Build-3</meta:generator>
    <meta:document-statistic meta:table-count="0" meta:image-count="0" meta:object-count="0" meta:page-count="2" meta:paragraph-count="53" meta:word-count="503" meta:character-count="3118" meta:non-whitespace-character-count="2689"/>
  </office:meta>
</office:document-meta>
</file>